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45">
            <text:p>0.0450</text:p>
          </table:table-cell>
          <table:table-cell table:number-columns-repeated="4"/>
          <table:table-cell table:formula="of:=[.B5]/[.C5]" office:value-type="float" office:value="6.22222222222222">
            <text:p>6.22</text:p>
          </table:table-cell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1398">
            <text:p>0.1398</text:p>
          </table:table-cell>
          <table:table-cell table:number-columns-repeated="4"/>
          <table:table-cell table:formula="of:=[.B6]/[.C6]" office:value-type="float" office:value="138.26895565093">
            <text:p>138.27</text:p>
          </table:table-cell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table:number-columns-repeated="4"/>
          <table:table-cell table:formula="of:=[.B7]/[.C7]" office:value-type="float" office:value="0">
            <text:p>0</text:p>
          </table:table-cell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21">
            <text:p>0.0021</text:p>
          </table:table-cell>
          <table:table-cell table:number-columns-repeated="4"/>
          <table:table-cell table:formula="of:=[.B8]/[.C8]" office:value-type="float" office:value="285.714285714286">
            <text:p>285.71</text:p>
          </table:table-cell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1.1204">
            <text:p>1.1204</text:p>
          </table:table-cell>
          <table:table-cell table:number-columns-repeated="4"/>
          <table:table-cell table:formula="of:=[.B9]/[.C9]" office:value-type="float" office:value="115.869332381292">
            <text:p>115.87</text:p>
          </table:table-cell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13.4405">
            <text:p>13.4405</text:p>
          </table:table-cell>
          <table:table-cell table:number-columns-repeated="4"/>
          <table:table-cell table:formula="of:=[.B10]/[.C10]" office:value-type="float" office:value="134.463747628436">
            <text:p>134.46</text:p>
          </table:table-cell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17">
            <text:p>0.0017</text:p>
          </table:table-cell>
          <table:table-cell table:number-columns-repeated="4"/>
          <table:table-cell table:formula="of:=[.B11]/[.C11]"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table:number-columns-repeated="4"/>
          <table:table-cell table:formula="of:=[.B12]/[.C12]" office:value-type="float" office:value="0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0.0044">
            <text:p>0.0044</text:p>
          </table:table-cell>
          <table:table-cell table:formula="of:=[.C5]/[.C15]" office:value-type="float" office:value="10.2272727272727">
            <text:p>10.22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73">
            <text:p>0.1273</text:p>
          </table:table-cell>
          <table:table-cell table:formula="of:=[.C6]/[.C16]" office:value-type="float" office:value="1.09819324430479">
            <text:p>1.09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6">
            <text:p>0.0016</text:p>
          </table:table-cell>
          <table:table-cell table:formula="of:=[.C7]/[.C17]" office:value-type="float" office:value="1">
            <text:p>1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">
            <text:p>0.0021</text:p>
          </table:table-cell>
          <table:table-cell table:formula="of:=[.C8]/[.C18]" office:value-type="float" office:value="1">
            <text:p>1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0183">
            <text:p>1.0183</text:p>
          </table:table-cell>
          <table:table-cell table:formula="of:=[.C9]/[.C19]" office:value-type="float" office:value="1.10026514779535">
            <text:p>1.1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.3051">
            <text:p>12.3051</text:p>
          </table:table-cell>
          <table:table-cell table:formula="of:=[.C10]/[.C20]" office:value-type="float" office:value="1.09227068451293">
            <text:p>1.09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7">
            <text:p>0.0017</text:p>
          </table:table-cell>
          <table:table-cell table:formula="of:=[.C11]/[.C21]" office:value-type="float" office:value="1">
            <text:p>1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6">
            <text:p>0.0016</text:p>
          </table:table-cell>
          <table:table-cell table:formula="of:=[.C12]/[.C22]" office:value-type="float" office:value="1">
            <text:p>1.0000</text:p>
          </table:table-cell>
          <table:table-cell table:number-columns-repeated="4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7"/>
        </table:table-row>
        <table:table-row table:style-name="ro1" table:number-rows-repeated="655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625.2508">
            <text:p>625.25</text:p>
          </table:table-cell>
          <table:table-cell table:number-columns-repeated="3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444.8931">
            <text:p>444.89</text:p>
          </table:table-cell>
          <table:table-cell table:formula="of:=[.C5]/[.C14]" office:value-type="float" office:value="1.40539558828851">
            <text:p>1.4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21/10/2010</text:date>, <text:time>04:2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21T04:20:06</dc:date>
    <meta:editing-duration>PT07H40M39S</meta:editing-duration>
    <meta:editing-cycles>4</meta:editing-cycles>
    <meta:generator>OpenOffice.org/3.2$Unix OpenOffice.org_project/320m12$Build-9483</meta:generator>
    <meta:document-statistic meta:table-count="2" meta:cell-count="74" meta:object-count="0"/>
  </office:meta>
</office:document-meta>
</file>